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1. Adicionar os novos dados de Andrômeda</text:p>
      <text:p text:style-name="Standard">git add mcmc_results_m31.csv sintropia_events.log yluthoor_config.json</text:p>
      <text:p text:style-name="Standard"/>
      <text:p text:style-name="Standard"># 2. Registrar a conquista do Contínuo</text:p>
      <text:p text:style-name="Standard">git commit -m "Missão Yluthoor: Consolidação MCMC 20k passos - Validação do Salto de Sintropia"</text:p>
      <text:p text:style-name="Standard"/>
      <text:p text:style-name="Standard"># 3. Enviar para a posterioridade</text:p>
      <text:p text:style-name="Standard">git push origin m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1:59:49.765910100</meta:creation-date>
    <dc:date>2026-01-04T22:02:47.300746000</dc:date>
    <meta:editing-duration>PT3M39S</meta:editing-duration>
    <meta:editing-cycles>1</meta:editing-cycles>
    <meta:document-statistic meta:table-count="0" meta:image-count="0" meta:object-count="0" meta:page-count="1" meta:paragraph-count="6" meta:word-count="45" meta:character-count="298" meta:non-whitespace-character-count="259"/>
    <meta:generator>LibreOffice/25.8.3.2$Windows_X86_64 LibreOffice_project/8ca8d55c161d602844f5428fa4b58097424e324e</meta:generator>
  </office:meta>
</office:document-meta>
</file>